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31.5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co1" style:family="table-column">
      <style:table-column-properties style:column-width="4.349cm" style:use-optimal-column-width="false"/>
    </style:style>
    <style:style style:name="co2" style:family="table-column">
      <style:table-column-properties style:column-width="4.352cm" style:use-optimal-column-width="false"/>
    </style:style>
    <style:style style:name="ro1" style:family="table-row">
      <style:table-row-properties style:row-height="0.693cm"/>
    </style:style>
    <style:style style:name="ro2" style:family="table-row">
      <style:table-row-properties style:row-height="0.672cm"/>
    </style:style>
    <style:style style:name="ce1" style:family="table-cell">
      <style:paragraph-properties style:text-autospace="none"/>
      <style:text-properties fo:font-size="11pt"/>
    </style:style>
    <style:style style:name="ce2" style:family="table-cell">
      <style:paragraph-properties style:text-autospace="none"/>
      <style:text-properties fo:font-size="10.5pt"/>
    </style:style>
    <style:style style:name="ce3" style:family="table-cell">
      <style:paragraph-properties fo:text-align="end" style:text-autospace="none"/>
      <style:text-properties fo:font-size="10.5pt"/>
    </style:style>
    <style:style style:name="P1" style:family="paragraph">
      <loext:graphic-properties draw:fill-color="#ffffff"/>
      <style:text-properties fo:font-size="10.5pt" style:font-size-asian="10.5pt" style:font-size-complex="10.5pt"/>
    </style:style>
    <style:style style:name="P2" style:family="paragraph">
      <style:paragraph-properties style:text-autospace="none"/>
      <style:text-properties fo:font-size="11pt"/>
    </style:style>
    <style:style style:name="P3" style:family="paragraph">
      <style:paragraph-properties style:text-autospace="none"/>
      <style:text-properties fo:font-size="10.5pt"/>
    </style:style>
    <style:style style:name="P4" style:family="paragraph">
      <style:paragraph-properties fo:text-align="end" style:text-autospace="none"/>
      <style:text-properties fo:font-size="10.5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hurn Modelling Report</text:p>
          </draw:text-box>
        </draw:frame>
        <draw:frame presentation:style-name="pr2" draw:text-style-name="P1" draw:layer="layout" svg:width="25.2cm" svg:height="31.5cm" svg:x="1.4cm" svg:y="-7.383cm" presentation:class="subtitle" presentation:placeholder="true" presentation:user-transformed="true">
          <draw:text-box/>
        </draw:frame>
        <draw:frame draw:style-name="standard" draw:layer="layout" svg:width="17.398cm" svg:height="7.412cm" svg:x="5.233cm" svg:y="5.0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2">coefficient</text:p>
              </table:table-cell>
              <table:table-cell>
                <text:p text:style-name="P2">p-value</text:p>
              </table:table-cell>
              <table:table-cell>
                <text:p text:style-name="P2">Odds-ratio</text:p>
              </table:table-cell>
            </table:table-row>
            <table:table-row table:style-name="ro2" table:default-cell-style-name="ce2">
              <table:table-cell>
                <text:p text:style-name="P3">const</text:p>
              </table:table-cell>
              <table:table-cell table:style-name="ce3">
                <text:p text:style-name="P4">-3.16286396463792</text:p>
              </table:table-cell>
              <table:table-cell table:style-name="ce3">
                <text:p text:style-name="P4">4.75E-37</text:p>
              </table:table-cell>
              <table:table-cell/>
            </table:table-row>
            <table:table-row table:style-name="ro2" table:default-cell-style-name="ce3">
              <table:table-cell table:style-name="ce2">
                <text:p text:style-name="P3">CreditScore</text:p>
              </table:table-cell>
              <table:table-cell>
                <text:p text:style-name="P4">-0.000676706614655</text:p>
              </table:table-cell>
              <table:table-cell>
                <text:p text:style-name="P4">0.015778333250427</text:p>
              </table:table-cell>
              <table:table-cell>
                <text:p text:style-name="P4">0.9993</text:p>
              </table:table-cell>
            </table:table-row>
            <table:table-row table:style-name="ro2" table:default-cell-style-name="ce3">
              <table:table-cell table:style-name="ce2">
                <text:p text:style-name="P3">Age</text:p>
              </table:table-cell>
              <table:table-cell>
                <text:p text:style-name="P4">0.072637953456881</text:p>
              </table:table-cell>
              <table:table-cell>
                <text:p text:style-name="P4">4.07E-175</text:p>
              </table:table-cell>
              <table:table-cell>
                <text:p text:style-name="P4">1.0753</text:p>
              </table:table-cell>
            </table:table-row>
            <table:table-row table:style-name="ro2" table:default-cell-style-name="ce3">
              <table:table-cell table:style-name="ce2">
                <text:p text:style-name="P3">IsActiveMember</text:p>
              </table:table-cell>
              <table:table-cell>
                <text:p text:style-name="P4">-1.07603593600916</text:p>
              </table:table-cell>
              <table:table-cell>
                <text:p text:style-name="P4">9.46E-78</text:p>
              </table:table-cell>
              <table:table-cell>
                <text:p text:style-name="P4">0.3409</text:p>
              </table:table-cell>
            </table:table-row>
            <table:table-row table:style-name="ro2" table:default-cell-style-name="ce3">
              <table:table-cell table:style-name="ce2">
                <text:p text:style-name="P3">Female</text:p>
              </table:table-cell>
              <table:table-cell>
                <text:p text:style-name="P4">0.526864039246052</text:p>
              </table:table-cell>
              <table:table-cell>
                <text:p text:style-name="P4">3.88E-22</text:p>
              </table:table-cell>
              <table:table-cell>
                <text:p text:style-name="P4">1.6936</text:p>
              </table:table-cell>
            </table:table-row>
            <table:table-row table:style-name="ro2" table:default-cell-style-name="ce3">
              <table:table-cell table:style-name="ce2">
                <text:p text:style-name="P3">France</text:p>
              </table:table-cell>
              <table:table-cell>
                <text:p text:style-name="P4">-0.759740875307844</text:p>
              </table:table-cell>
              <table:table-cell>
                <text:p text:style-name="P4">5.30E-28</text:p>
              </table:table-cell>
              <table:table-cell>
                <text:p text:style-name="P4">0.4678</text:p>
              </table:table-cell>
            </table:table-row>
            <table:table-row table:style-name="ro2" table:default-cell-style-name="ce3">
              <table:table-cell table:style-name="ce2">
                <text:p text:style-name="P3">Spain</text:p>
              </table:table-cell>
              <table:table-cell>
                <text:p text:style-name="P4">-0.723407991724587</text:p>
              </table:table-cell>
              <table:table-cell>
                <text:p text:style-name="P4">1.83E-19</text:p>
              </table:table-cell>
              <table:table-cell>
                <text:p text:style-name="P4">0.4851</text:p>
              </table:table-cell>
            </table:table-row>
            <table:table-row table:style-name="ro2" table:default-cell-style-name="ce3">
              <table:table-cell table:style-name="ce2">
                <text:p text:style-name="P3">Log_Balance</text:p>
              </table:table-cell>
              <table:table-cell>
                <text:p text:style-name="P4">0.069027861110765</text:p>
              </table:table-cell>
              <table:table-cell>
                <text:p text:style-name="P4">7.62E-07</text:p>
              </table:table-cell>
              <table:table-cell>
                <text:p text:style-name="P4">1.0715</text:p>
              </table:table-cell>
            </table:table-row>
            <table:table-row table:style-name="ro2" table:default-cell-style-name="ce3">
              <table:table-cell table:style-name="ce2">
                <text:p text:style-name="P3">Tenure</text:p>
              </table:table-cell>
              <table:table-cell>
                <text:p text:style-name="P4">-0.015849159210586</text:p>
              </table:table-cell>
              <table:table-cell>
                <text:p text:style-name="P4">0.089950961303114</text:p>
              </table:table-cell>
              <table:table-cell>
                <text:p text:style-name="P4">0.9843</text:p>
              </table:table-cell>
            </table:table-row>
            <table:table-row table:style-name="ro2" table:default-cell-style-name="ce3">
              <table:table-cell table:style-name="ce2">
                <text:p text:style-name="P3">NumOfProducts</text:p>
              </table:table-cell>
              <table:table-cell>
                <text:p text:style-name="P4">-0.09524647675264</text:p>
              </table:table-cell>
              <table:table-cell>
                <text:p text:style-name="P4">0.045143725991891</text:p>
              </table:table-cell>
              <table:table-cell>
                <text:p text:style-name="P4">0.909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4:19:25.676293602</meta:creation-date>
    <meta:editing-duration>PT8M18S</meta:editing-duration>
    <meta:editing-cycles>2</meta:editing-cycles>
    <meta:generator>LibreOffice/6.0.7.3$Linux_X86_64 LibreOffice_project/00m0$Build-3</meta:generator>
    <dc:title>Bright Blue</dc:title>
    <dc:date>2019-04-30T14:27:43.128813859</dc:date>
    <meta:document-statistic meta:object-count="27"/>
  </office:meta>
</office:document-meta>
</file>